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. W. Schneeberger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20, 1891</text:p>
      <text:p text:style-name="P5">Month<text:tab/><text:tab/><text:tab/><text:tab/><text:tab/><text:tab/>Nov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r. H. W. Schneeberger,/</text:p>
      <text:p text:style-name="P2">1802 E. Baltimore St./</text:p>
      <text:p text:style-name="P2">BALTO., MD./</text:p>
      <text:p text:style-name="P3">Balto. Nov. 20th/</text:p>
      <text:p text:style-name="P2">Rev Dr S Morais,/</text:p>
      <text:p text:style-name="P2"><text:tab/>Esteemed friend/</text:p>
      <text:p text:style-name="P2">I delayed answering your favor until I heard/ of the plan of the committee. <text:s/>The Exercises/ will not begin till 2.30 P. M.; either way should/ conclude to come with the 11 A. M. train we/ will wait for you./</text:p>
      <text:p text:style-name="P2">Here is one thing I would regret; that is that/ you should have, arrive &amp; go to speak without/ having partaken of anything: I anticipated the/ pleasure of your company for dinner that day./ <text:s/>Perhaps you can leave on the earlier train/ &amp; arrive after 12 PM; that will give you ample/ time to rest &amp; refresh yourself. <text:s/>Possibly the/ B &amp; O. runs more favorably for your convenience./ <text:s/>In either case you will <text:soft-page-break/>kindly inform me/ when you expect to come as the committee/ will await you at the depot./</text:p>
      <text:p text:style-name="P2"/>
      <text:p text:style-name="P2">[Page 2]</text:p>
      <text:p text:style-name="P2">I need not apologize when I say/ that <text:span text:style-name="T2">y</text:span> as you have not known Mr Jonas/ [?] as well as I have you do not know/ all his amiable &amp; good qualities. <text:s/>He/ has been the founder &amp; most liberal suporter/ of the Congr. has been Vice-Pres. for many &amp;/ Prest for the last 12 years. <text:s/>He is the first/ in the syn--3 time daily--his self sacri-/fice &amp; devotion, to the cause of Orthod. Judaism/ is something marvelous--His bounty is/ not limited to coreligionists: He has been/ the founder of many &amp; liberal supporter of <text:span text:style-name="T2">many</text:span>/ all charitable institutions in town; encour-/ages the seats of learning here &amp; in Europe;/ a lavish contributor to the Poor of Palestine,/ His children 1 daughter &amp; 3 sons rank/ high in the community. <text:s/>He is modest, affable/ &amp; courteous to all--at <text:span text:style-name="T2">peice</text:span> peace with/ every body--there is not one whose enemy/ he is--he will apologize to the slightest/ imaginary offence[sic!] by word or deed that/ he may have been guilty of--these/</text:p>
      <text:p text:style-name="P2"/>
      <text:p text:style-name="P2">[Page 3]</text:p>
      <text:p text:style-name="P2">&amp; many others are <text:span text:style-name="T2">the</text:span> in brief some of his charac-/teristics. <text:s/>You will pardon me for this information/ unsought for--possibly you may have valued/ such. <text:s/>Rev. Dr Szold will speak after/ you./</text:p>
      <text:p text:style-name="P2"><text:tab/>Wishing you [Hebrew] &amp; awaiting your/ reply at your convenience/ With kindest regards/ Yours Sincerely/ H W Schneeberger/</text:p>
      <text:p text:style-name="P2"/>
      <text:p text:style-name="P2">[Note: The following is written in pencil in a different handwriting.]</text:p>
      <text:p text:style-name="P2">Jonas Friedenwald's 90th birthd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2:55:53.18</meta:creation-date>
    <dc:date>2011-11-29T13:08:46.76</dc:date>
    <dc:creator>Penn Libraries</dc:creator>
    <meta:editing-duration>PT00H12M5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562" meta:character-count="3465"/>
  </office:meta>
</office:document-meta>
</file>